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516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_325</text:p>
          </table:table-cell>
          <table:table-cell office:value-type="string" calcext:value-type="string">
            <text:p>Is_violated</text:p>
          </table:table-cell>
        </table:table-row>
        <table:table-row table:style-name="ro1"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Configur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ConfigurationKe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GUISettingsTab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InitSubsys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ProgressMoni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Hand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Ke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Key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DiagramAppearance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DiagramAppearanceEventListe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HelpEventListe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Status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helpers/ApplicationVers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hecklist/ui/TabCheckli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Wizar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ListSe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Po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ResolvedCrit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ToDoLi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ctionGoToCritiqu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ctionResolv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ctionSnooz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DesignIssue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DismissToDoItem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al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abToDoTarge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Goa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ItemAc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Perspectiv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ar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Choi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Confir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Cu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ManyTextField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Text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nfiguration/ConfigurationKe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i18n/Transla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MultipleInheritan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MultipleRealiz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cognitive/critics/InitJavaCriti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generator/CodePieceColl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moduleloader/InitModuleLo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moduleloader/ModuleLoader2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moduleloader/SettingsTabModul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NotationNam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Nam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ttribut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Init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Operation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EndNam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Nam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Rol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ttribut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CallStat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ClassifierRol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ExtensionPoint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Init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Messag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ModelElementNam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Multiplicity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NotationUtility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Stat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Typ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peration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StateBody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Transition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ui/InitNotationU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ui/SettingsTab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ocl/CriticOclEvalua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ocl/OCLEvalua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Diagram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OldModel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OldZargo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ersistence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ivateHand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fileConfiguration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gress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gressListe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TodoList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TodoPar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Uml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Zargo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Zip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itProfileSubsys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LoadSwingWork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ProgressMonitorWindow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aveSwingWork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hortcut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wingWork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ToolBarUtilit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ExportXM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GoToCritiqu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ImportXM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Setting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Fram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StatusB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AdjustGri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AdjustSna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AutoCritiqu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Got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New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NewToDoI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OpenCriti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Resolv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Snooz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SystemInf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GenericArgoMenuB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InitUiCmdSubsys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LastRecentlyUsedMenuLi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SettingsTabShortc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ShortcutMg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ToDoItemAc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DetailsPa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DnDExplorer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ExplorerEventAdap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Perspective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elocat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ainedDiagram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NamespaceT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OperationToSequenc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raphChangeAdap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U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UISettingsTab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HelpListe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LookAndFeelMg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NavigatorPa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fileSelectionTab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Action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Setting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SettingsTabProfi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SettingsTabProperti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Appearan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Environ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Layou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Preferenc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Profi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Shortc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U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plash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plashScree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atusB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ystemInfo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bToDoTarge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ActionAddEnumerationLitera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ActionAddOper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UndoableAc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FigPoo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rg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rgoDiagram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ttributesCompartment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iagramFa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ExtensionsCompartment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IItemUI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OperationsCompartment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Path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ProjectMember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Relocat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MessageN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SequenceDiagramGraphMod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FigClassifierRo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Lay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UMLSequenc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ButtonActionNewEff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ButtonActionNew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UMLStat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ClassDiagramGraphMod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Layou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ifierBo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om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Packag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ereotype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AssociationRo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ConcurrentReg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Edg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Messag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No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RemoveFrom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aveDiagramToClipboar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etM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rgoFigTex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ttributesCompartment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ExtensionsCompartment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Associ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AssociationEn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EdgeModelEle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NodeModelEle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InitDiagramAppearanceU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OperationsCompartment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Path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ttingsTabDiagramAppearan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tatusBarAdap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tereotype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UML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Visibility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MLMutableGraphSuppor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Visibility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ConfigPanelExtens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Diagram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ClassLo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JavaImpor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Mode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ui/RESequenceDiagram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Predic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api/Quadrant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events/ArgoStatusEventListe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Subsystem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hecklist/Check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hecklist/ChecklistStatu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ontrolMec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ritics/Agen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ritics/CompoundCrit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ritics/ControlMec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ritics/StandardC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ritics/ui/TableCrit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ritics/ui/TableModelCrit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ritics/Wizard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Deci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Decision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Goal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StandardC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ToDoList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ToDoListListe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GoListToDecisionsToItem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GoListToGoalsToItem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GoListToOffenderTo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GoListToPosterTo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GoListToPriorityTo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GoListToTypeTo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KnowledgeType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Priority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ToDoByDeci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ToDoByOffen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ToDoByPos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ToDoByPrior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ToDoBy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Wizard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WizDescri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Hand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Key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Properti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IConfiguration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L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Pol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R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RR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Spl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Circ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In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L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Pol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R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RR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Spl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AbstractProjectMemb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DefaultUndo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NonUndoabl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Undoabl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UndoEnab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Undo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ReservedName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language/java/generator/AnonymousClassCodePie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language/java/generator/Java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Notation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ction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ssociationEnd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ssociation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ssociationRol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ttribu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Call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ClassifierRol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ComponentInstanc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ExtensionPoint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Messag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ModelElement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Multiplicity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NodeInstanc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Notation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Typ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bject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peration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StateBody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Transition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ActionStat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ComponentInstanc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NodeInstanc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Object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attern/cognitive/critics/CrConsiderFaca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attern/cognitive/critics/CrConsiderSinglet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MissingStaticAtt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OnlyPrivateConstructor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attern/cognitive/critics/InitPatternCrit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ArgoPars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ArgoTokenTab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LastLoad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Pgml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ProgressMoni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TodoTokenTab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XmiFilePersis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XmiIn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XmlIn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FormatingStrateg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FileModel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JavaFormatingStrateg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Model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Profile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ProfileManag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ProfileModel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Profile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ResourceModel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StreamModel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internal/UserDefined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Profile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ProfileFaca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rofile/Profile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LeftArrowIc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Progress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ProgressListe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ProgressMoni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UpArrowIc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taskmgmt/Progress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taskmgmt/ProgressListe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taskmgmt/ProgressMoni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bout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ctionRed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ctionUnd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rgoJFontChoos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rgoToolbar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cmd/InitMenusLa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cmd/Print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cmd/Shortcut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ExplorerPerspectiv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ExplorerTre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ExplorerTree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ExplorerTree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NameOr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PerspectiveConfigur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ifierToBehavioralFea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ifierToCollabo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ifierTo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tate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tructuralFea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ToAssociated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ToNavigable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lassToSumma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Inter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omponentToResidentModel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CompositeStateToSubverte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DiagramTo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DiagramTo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ElementTo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EnumerationToLitera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GeneralizableElementToSpecialize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InteractionToMessag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LinkToStimuli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essageTo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Behavi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m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ToBaseElem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ToCollabo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ToDiagram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ToElem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To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NamespaceToClassifierAndPack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NamespaceToOwnedElem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NodeToResident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ackageTo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ackageToElementImp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fileConfigurationTo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fileTo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Collabo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ProfileConfigu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Roo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State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ignalToRe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To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ToDoActiv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ToDown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ToEnt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ToExi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ToIncomingTra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ToInternalTra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ateToOutgoingTra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ereotypeToTagDefin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timulusTo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ubmachineStateToState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ummaryToAssoci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ummaryTo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ummaryToIncomingDependen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ummaryToInheri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ummaryTo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SummaryToOutgoingDependen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TransitiontoEff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TransitionTo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TransitionTo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TransitionToTarg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UseCaseToExtensionPoi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FindDial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LoadSwingWork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MultiEditorPa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ProgressMonitorWindo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SaveSwingWork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SetMode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StylePanel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SwingWork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TabResul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TabTarg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Tab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UsageStatist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hildGenRelate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hecklist/Ini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hildGenFi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AbstractCrTooMan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hildGe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lAttribute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lOperation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AlreadyRealiz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AssocName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AttrName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ircularAssoc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ircularCompo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ircularInheri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lassMustBeAbstra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lassWithout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mpInstanceWithout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mponentInstanceWithoutClassifi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mponentWithout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nflictingComposi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nsiderFaca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nstructorNeede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rossNamespaceAsso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DisambigClass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DisambigState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DupParam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DupRoleNam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FinalSubclasse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llegalGeneraliz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stanceWithoutClassifi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AllPubl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OperOnl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Without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TriggerOr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His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Initi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TriggerOr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PseudoStateTrig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JoinIncoming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Att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Class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Ope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State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Composi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Ag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DeepHistorySta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InitialSta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ShallowHistorySta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A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ameConfu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avFromInterf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Associa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deInside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Inside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WithoutClassifi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desOverla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IncomingTran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InstanceVariabl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nAggData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Opera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OutgoingTran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Tran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TriggerOr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WayAg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ObjectWithoutClassifi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ObjectWithout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OperName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OppEnd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OppEndVsAtt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SeqInstanceWithoutClassifi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SubclassRefere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TooManyClass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Att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Class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Ope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Pack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selessAbstra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selessInterf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tilityViolate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WrongDepEnd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WrongLinkEnd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ZeroLength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Ini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InitCognitiveCrit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UMLWiz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AddConstru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AddInstanceVariab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Add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AssocComposi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BreakCircularCom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CueCard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ManyNam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ME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Navigab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Ope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ProjectMemberTodo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UMLToDo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layout/ActivityDiagramLayou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ActionCreatePart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Activity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FigCall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FigPart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FigSubactivity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ModePlacePack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Partition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CollabDiagramGraph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FigAssociation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FigClassifier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UMLCollaboration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DeploymentDiagramGraph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Deployment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Node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Ob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Ob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UMLDeployment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iagramUndo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GraphChange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equence/ui/FigHea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equence/ui/FigLifeL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equence/ui/FigMessageP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equence/ui/ModeCreate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equence/ui/SelectionClassifier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StateDiagramGraph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Composit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ConcurrentReg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Final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Fork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Initial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Joi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impl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tateVerte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tub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ubmachin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ynch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Selectio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State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Association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Generalization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Inheritance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No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Realization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lass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omment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Data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dgeNo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Liter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Fea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Lin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ign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tereotypeDecla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ubsys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om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num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Generalizable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Interf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ign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tylePanelFig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tylePanelFigPack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Add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CompartmentDispla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EdgesDispla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Class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End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CommentLink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Message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Pat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tereotypeVie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ddExistingNod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Liste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rgoFi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rgoFigGrou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rgoModeCreate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Clarifiab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Compartment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DiagramAppear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DiagramNameDocu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DnDJGrap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Abstr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Association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Attribute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Dependen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EdgeP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Editable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EnumLiteral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Generaliz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Graph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MultiLine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NameWithAbstra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NodeAssoci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Operation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Permis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ProfileIc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Realiz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SingleLine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Stereotype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Stereotype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TextGrou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ModeCreateAssociation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ModeCreateComment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ModeCreateDependen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ModeCreateGeneraliz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ModeCreateGraph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ModeCreatePermis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OneRowLinked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electionMoveClarifier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electionReroute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tereotype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tylePanelFigAssociation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tylePanelFig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Tab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FigA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FigExt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FigInclu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FigUseC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A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UseC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StylePanelFigUseC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UMLUseCas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UseCase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seCaseDiagramGraph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ocumentation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AncestorClass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DescendantClass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erator/AbstractSe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erator/FileGener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erator/FileGenerator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erator/GenerationPreferenc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erator/ui/ClassGenerationDial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Action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AssociationEnd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Association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AssociationRol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Attribu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Call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ClassifierRol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ComponentInstanc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ExtensionPoint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java/AssociationNameNotation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java/AttributeNotation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java/ModelElementNameNotation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java/OperationNotation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Messag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ModelElement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NodeInstanc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Notation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ObjectFlowState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ObjectFlowStateTyp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Object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Operation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StateBody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Transition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AssociationEndNam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AssociationNam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AssociationRol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Attribut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CallStat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ClassifierRol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Messag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ModelElementNam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NotationUtility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ObjectFlowStateStat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ObjectFlowStateTyp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Object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Operation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StateBody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Transition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edicateFi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Configu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Cp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Manag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UserDefined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ZipModel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FileImport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ImportComm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Importer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java/ClassifierCon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java/ClassifierNotFound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java/Con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java/OuterClassifierCon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java/PackageCon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java/ParameterDecla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java/Pars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Stereotype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TMResul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bstractActionNavig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bstractActionRemove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Activity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Add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AddTopLevelPack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BooleanTaggedValu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Class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Collaboration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C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DeleteModelElem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Deployment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GenerateAl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GenerateProjectC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GenerationSetting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ImportFromSourc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Layo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New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OpenPro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aveAllGraph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aveGraph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avePro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equenc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etSourcePat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tat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UseCas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ActionSetSync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ActivityGrap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all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UMLActionSynch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UMLActivityGraphContext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lassifier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ollabo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Inter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UMLCollaborationRepresentedClassifier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UMLCollaborationRepresentedOperation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Sign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Call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Create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Lin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Link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end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ign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timulu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UMLActionArgument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UMLLinkConnec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AbstractPropPanel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all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hange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omposit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Final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Pseudo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ignal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impl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Verte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ub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ubmachin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ynch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ime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UMLStateMachineContext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A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sionPoi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Inclu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UseC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UMLExtendExtensionPoint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UMLUseCaseExtensionPoint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Add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AddEnumerationLiter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Add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NewParame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AssociationEnd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Changeab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ElementOwnershipSpecific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FeatureOwnerSco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GeneralizationPower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ModelElementVisib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ParameterDirectionKi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Parameter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StructuralFeature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ifi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Data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lementReside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numerationLiter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ea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lo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Generaliz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Interf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etho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odel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Namesp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Parame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Permis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StructuralFea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Connec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Aggregation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Qualifiers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Attribut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AssociationEnd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ollabora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Featur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Instanc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ObjectFlowStat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Parameter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Participant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StructuralFeatur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ClassOpera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DiagramNameDocu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EnumerationLiterals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FeatureOwnerScope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Abstract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Leaf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Root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Specializa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Child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arent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owertype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ClientDependency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tereotyp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upplierDependency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OperationConcurrency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ParameterDirectionKind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Changeability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Type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Meta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Multiplic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Ow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Defin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gedValu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StereotypeBCSelecti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StereotypeTagDefini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TagDefinition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ElementImp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Pack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Subsys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OneRowLinked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SaveGraphics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Scroll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SourcePathControll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SourcePathDial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Constrai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Documen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Prop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Sr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Sty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TaggedValu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ChangeDispatc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CheckBox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ComboBoxEnt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ComboBoxModel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ComboBoxNavig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Deprecated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Derived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ExpressionBody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Linked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LinkedListCell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ListCellRenderer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ModelElementCommentDocu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ModelElementListModel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ModelElementTaggedValueDocu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Multiplicity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MutableLinked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PlainTextDocu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SingleRowLinked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SingleRowSe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TaggedValue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UserInterfaceContai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UIDHel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ArgoDial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Config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EnumerationIter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IteratorEnum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KeyEvent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MyTokeniz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ToolBarUtility.j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104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15:34:35.834905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5:34:51.865473938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092" meta:object-count="0"/>
  </office:meta>
</office:document-meta>
</file>